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HARDFORK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usd"/>
          <table:table-cell office:value="28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MINING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6" office:value-type="float" table:style-name="taxable_event_alt_border_percent"/>
          <table:table-cell office:value="25560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border_default">
            <text:p>2017-02-01 11:18:00+00:00</text:p>
          </table:table-cell>
          <table:table-cell office:value="0.9" office:value-type="float" table:style-name="from_lot_border_percent"/>
          <table:table-cell office:value="21600.0" office:value-type="float" table:style-name="from_lot_border_usd"/>
          <table:table-cell office:value="0.0" office:value-type="float" table:style-name="from_lot_border_usd"/>
          <table:table-cell office:value="21600.0" office:value-type="float" table:style-name="highlighted_border_usd"/>
          <table:table-cell office:value="12000.0" office:value-type="float" table:style-name="from_lo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" office:value-type="float" table:style-name="taxable_event_alt_percent"/>
          <table:table-cell office:value="284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default">
            <text:p>2019-04-01 09:45:00+00:00</text:p>
          </table:table-cell>
          <table:table-cell office:value="0.05" office:value-type="float" table:style-name="from_lot_percent"/>
          <table:table-cell office:value="2820.0" office:value-type="float" table:style-name="from_lot_usd"/>
          <table:table-cell office:value="20.0" office:value-type="float" table:style-name="from_lot_usd"/>
          <table:table-cell office:value="2820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2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2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WAGES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usd"/>
          <table:table-cell office:value="296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IN / HARDFORK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border_default">
            <text:p>2017-02-01 11:18:00+00:00</text:p>
          </table:table-cell>
          <table:table-cell office:value="0.895" office:value-type="float" table:style-name="from_lot_border_percent"/>
          <table:table-cell office:value="21480.0" office:value-type="float" table:style-name="from_lot_border_usd"/>
          <table:table-cell office:value="0.0" office:value-type="float" table:style-name="from_lot_border_usd"/>
          <table:table-cell office:value="21480.0" office:value-type="float" table:style-name="highlighted_border_usd"/>
          <table:table-cell office:value="12000.0" office:value-type="float" table:style-name="from_lo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alt_default">
            <text:p>2018-03-01 09:45:00+00:00</text:p>
          </table:table-cell>
          <table:table-cell office:value="1.0" office:value-type="float" table:style-name="from_lot_alt_percent"/>
          <table:table-cell office:value="39000.0" office:value-type="float" table:style-name="from_lot_alt_usd"/>
          <table:table-cell office:value="0.0" office:value-type="float" table:style-name="from_lot_alt_usd"/>
          <table:table-cell office:value="39000.0" office:value-type="float" table:style-name="highlighted_usd"/>
          <table:table-cell office:value="13000.0" office:value-type="float" table:style-name="from_lot_al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default">
            <text:p>2019-04-01 09:45:00+00:00</text:p>
          </table:table-cell>
          <table:table-cell office:value="0.0525" office:value-type="float" table:style-name="from_lot_percent"/>
          <table:table-cell office:value="2961.0" office:value-type="float" table:style-name="from_lot_usd"/>
          <table:table-cell office:value="21.0" office:value-type="float" table:style-name="from_lot_usd"/>
          <table:table-cell office:value="2961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default">
            <text:p>2019-04-01 09:45:00+00:00</text:p>
          </table:table-cell>
          <table:table-cell office:value="0.9475" office:value-type="float" table:style-name="from_lot_percent"/>
          <table:table-cell office:value="53439.0" office:value-type="float" table:style-name="from_lot_usd"/>
          <table:table-cell office:value="379.0" office:value-type="float" table:style-name="from_lot_usd"/>
          <table:table-cell office:value="53439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7:20:00.303852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